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7">
      <style:text-properties fo:background-color="#ffff00"/>
    </style:style>
    <style:style style:name="P9" style:family="paragraph" style:parent-style-name="Standard" style:list-style-name="L27">
      <style:text-properties fo:background-color="#ffff00"/>
    </style:style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 style:list-style-name="L20"/>
    <style:style style:name="P23" style:family="paragraph" style:parent-style-name="Standard" style:list-style-name="L21"/>
    <style:style style:name="P24" style:family="paragraph" style:parent-style-name="Standard" style:list-style-name="L22"/>
    <style:style style:name="P25" style:family="paragraph" style:parent-style-name="Standard" style:list-style-name="L23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34" style:family="paragraph" style:parent-style-name="Standard" style:list-style-name="L32"/>
    <style:style style:name="P35" style:family="paragraph" style:parent-style-name="Standard" style:list-style-name="L33"/>
    <style:style style:name="P36" style:family="paragraph" style:parent-style-name="Standard" style:list-style-name="L34"/>
    <style:style style:name="P37" style:family="paragraph" style:parent-style-name="Standard" style:list-style-name="L35"/>
    <style:style style:name="P38" style:family="paragraph" style:parent-style-name="Standard" style:list-style-name="L36"/>
    <style:style style:name="P39" style:family="paragraph" style:parent-style-name="Standard" style:list-style-name="L37"/>
    <style:style style:name="P40" style:family="paragraph" style:parent-style-name="Standard" style:list-style-name="L38"/>
    <style:style style:name="P41" style:family="paragraph" style:parent-style-name="Standard">
      <style:text-properties style:text-underline-style="none" fo:background-color="transparent"/>
    </style:style>
    <style:style style:name="P42" style:family="paragraph" style:parent-style-name="Standard" style:list-style-name="L39">
      <style:text-properties style:text-underline-style="none" fo:background-color="transparent"/>
    </style:style>
    <style:style style:name="P43" style:family="paragraph" style:parent-style-name="Standard">
      <style:paragraph-properties fo:margin-left="2.501cm" fo:margin-right="0cm" fo:text-indent="-0.635cm" style:auto-text-indent="false"/>
    </style:style>
    <style:style style:name="P44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h text:style-name="Heading_20_2" text:outline-level="2">Retro space shooter</text:h>
      <text:p text:style-name="Standard">Needs a good name. E.g. super space snax, super moon snax? Super snack odyssey?</text:p>
      <text:p text:style-name="Standard">YASS – yet another space shooter</text:p>
      <text:h text:style-name="Heading_20_1" text:outline-level="1">'Clean Architecture' analysis</text:h>
      <text:p text:style-name="Standard">There are 3 modules:</text:p>
      <text:list xml:id="list3450193509425983662" text:style-name="L33">
        <text:list-item>
          <text:p text:style-name="P35">lo-res – low resolution game image library</text:p>
        </text:list-item>
        <text:list-item>
          <text:p text:style-name="P35">microlib – minimal game library (game states, game objects, collision detection, etc)</text:p>
        </text:list-item>
        <text:list-item>
          <text:p text:style-name="P35">jammy – the game-specific code</text:p>
        </text:list-item>
      </text:list>
      <text:p text:style-name="Standard"/>
      <text:p text:style-name="Standard">Dependencies, Instability value and Abstractness value</text:p>
      <text:p text:style-name="Standard"/>
      <text:h text:style-name="Heading_20_2" text:outline-level="2">Project plan</text:h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ven tho super simple</text:h>
      <text:p text:style-name="Standard"/>
      <text:list xml:id="list3431298202478014086" text:style-name="L1">
        <text:list-item>
          <text:p text:style-name="P2"><text:span text:style-name="T2">Fix player movement properly, see below. </text:span></text:p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7">Have concept of levels. <text:span text:style-name="T1">show_level_state</text:span> and <text:span text:style-name="T1">level_builder</text:span>?</text:p>
        </text:list-item>
        <text:list-item>
          <text:p text:style-name="P7">Level progression: min/max number of rocks (should be config)</text:p>
        </text:list-item>
      </text:list>
      <text:list xml:id="list7333879977319672174" text:style-name="L7">
        <text:list-item>
          <text:p text:style-name="P8">All rocks destroyed: restart, go to next level – i.e. detect end of level</text:p>
          <text:list>
            <text:list-item>
              <text:p text:style-name="P8">All Game Objects should be destroyed at end of levels</text:p>
            </text:list-item>
            <text:list-item>
              <text:p text:style-name="P8">So Player score etc should not be in player class. <text:span text:style-name="T1">player_progress</text:span>?</text:p>
            </text:list-item>
            <text:list-item>
              <text:p text:style-name="P8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29">Delete old splash screen</text:p>
        </text:list-item>
        <text:list-item>
          <text:p text:style-name="P9">Game over: don't make player immune and wait for player to become non-immune before going to game over state.</text:p>
        </text:list-item>
        <text:list-item>
          <text:p text:style-name="P9">Fix game over screen: continue in play mode but with no player/input, go back to splash state after a time delay or input event.</text:p>
        </text:list-item>
        <text:list-item>
          <text:p text:style-name="P9">Save hi score</text:p>
        </text:list-item>
        <text:list-item>
          <text:p text:style-name="P9">Show hi score table state </text:p>
        </text:list-item>
        <text:list-item>
          <text:p text:style-name="P9">Full cycle of all states</text:p>
        </text:list-item>
        <text:list-item>
          <text:p text:style-name="P29">Look: try without outlines – it doesn't work on a black background, duh. </text:p>
        </text:list-item>
        <text:list-item>
          <text:p text:style-name="P29">Hot-reloadable config files for everything</text:p>
        </text:list-item>
      </text:list>
      <text:p text:style-name="Standard"/>
      <text:p text:style-name="Standard"/>
      <text:p text:style-name="Standard">Attract mode</text:p>
      <text:p text:style-name="Standard">Derive from Play state base. Control player object with a special vel_controller – a subtype which <text:soft-page-break/>controls vel using commands from a list. OR * input to the player vel controller is done by timed messages *</text:p>
      <text:p text:style-name="Standard"/>
      <text:p text:style-name="Standard">Game state flow</text:p>
      <text:p text:style-name="Standard"/>
      <text:p text:style-name="Standard">Init state: initialises other states</text:p>
      <text:p text:style-name="Standard"><text:tab/> → Splash screen (not a play_state)</text:p>
      <text:p text:style-name="Standard"><text:tab/><text:tab/>→ New Game<text:tab/></text:p>
      <text:p text:style-name="Standard"><text:tab/><text:tab/><text:tab/>→ Load Level </text:p>
      <text:p text:style-name="Standard"><text:tab/><text:tab/><text:tab/><text:tab/>→ Play State</text:p>
      <text:p text:style-name="Standard"><text:tab/><text:tab/><text:tab/><text:tab/><text:tab/>Success? → Load Level</text:p>
      <text:p text:style-name="Standard"><text:tab/><text:tab/><text:tab/><text:tab/><text:tab/>Dead? → Game Over </text:p>
      <text:p text:style-name="Standard"><text:tab/><text:tab/><text:tab/><text:tab/><text:tab/><text:tab/>→ hi score, enter name </text:p>
      <text:p text:style-name="Standard"><text:tab/><text:tab/><text:tab/><text:tab/><text:tab/><text:tab/><text:tab/>→ high score table) </text:p>
      <text:p text:style-name="Standard"><text:tab/><text:tab/><text:tab/><text:tab/><text:tab/><text:tab/><text:tab/><text:tab/>→ splash screen</text:p>
      <text:p text:style-name="Standard"/>
      <text:p text:style-name="Standard">Other states: attract mode, high score table, pause menu, configure keys/settings</text:p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/>
      <text:h text:style-name="Heading_20_2" text:outline-level="2">How to fix player movement properly</text:h>
      <text:list xml:id="list907866974504986" text:style-name="L8">
        <text:list-item>
          <text:p text:style-name="P10">Use TDD. Interface class and concrete impls, so testable. E.g. <text:span text:style-name="T1">vel_controller</text:span> class?</text:p>
        </text:list-item>
        <text:list-item>
          <text:p text:style-name="P10">Vel_controller can be POLICY-BASED, so policies for accel, decel, anything else?</text:p>
        </text:list-item>
        <text:list-item>
          <text:p text:style-name="P10">Interface takes input from keyboard and game controller, outputs player vel and acc. So testable without game.</text:p>
        </text:list-item>
        <text:list-item>
          <text:p text:style-name="P10">Glut main.cpp should have absolute min of logic. E.g. normalise joystick data.</text:p>
        </text:list-item>
        <text:list-item>
          <text:p text:style-name="P10">Suppress keyboard/controller auto repeat</text:p>
        </text:list-item>
        <text:list-item>
          <text:p text:style-name="P10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587116115" text:continue-numbering="true" text:style-name="L8">
        <text:list-item>
          <text:list>
            <text:list-item>
              <text:p text:style-name="P10">For keyboard</text:p>
              <text:list>
                <text:list-item>
                  <text:list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10">Joystick</text:p>
              <text:list>
                <text:list-item>
                  <text:list>
                    <text:list-item>
                      <text:p text:style-name="P10">Analogue stick should give precise control; if stick is binary, should work as keyboard.</text:p>
                    </text:list-item>
                    <text:list-item>
                      <text:p text:style-name="P10"><text:soft-page-break/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Phase 2: art and sound polish</text:h>
      <text:p text:style-name="Standard"/>
      <text:list xml:id="list1814846768147460346" text:style-name="L30">
        <text:list-item>
          <text:p text:style-name="P31">Separate outline and filled sprites, so we can programmatically colour them separately.</text:p>
        </text:list-item>
        <text:list-item>
          <text:p text:style-name="P31">Nice player</text:p>
          <text:list>
            <text:list-item>
              <text:p text:style-name="P31">Translucent space helmet with refraction/reflection</text:p>
            </text:list-item>
            <text:list-item>
              <text:p text:style-name="P31">Fire/smoke/bits Trail from jet pac</text:p>
            </text:list-item>
          </text:list>
        </text:list-item>
      </text:list>
      <text:list xml:id="list3400697172896597250" text:style-name="L34">
        <text:list-item>
          <text:p text:style-name="P36">Laser Gun - separate from player of course</text:p>
        </text:list-item>
      </text:list>
      <text:list xml:id="list1662819240359314113" text:style-name="L35">
        <text:list-item>
          <text:p text:style-name="P37">Nice player death anims</text:p>
        </text:list-item>
      </text:list>
      <text:list xml:id="list383632163785552570" text:style-name="L36">
        <text:list-item>
          <text:p text:style-name="P38">Nice fonts</text:p>
        </text:list-item>
      </text:list>
      <text:list xml:id="list7639078052376506495" text:style-name="L37">
        <text:list-item>
          <text:p text:style-name="P39">Nice rocks: rotate; lighting; more variety; better size variation for the 3 levels</text:p>
        </text:list-item>
      </text:list>
      <text:list xml:id="list8427486279096222213" text:style-name="L38">
        <text:list-item>
          <text:p text:style-name="P40">Nice Splash screen</text:p>
        </text:list-item>
        <text:list-item>
          <text:p text:style-name="P40">Attract mode</text:p>
        </text:list-item>
      </text:list>
      <text:list xml:id="list607712601441071454" text:style-name="L9">
        <text:list-item>
          <text:p text:style-name="P11">Finish parallax star background</text:p>
        </text:list-item>
        <text:list-item>
          <text:p text:style-name="P44">Movement doesn't look smooth</text:p>
        </text:list-item>
        <text:list-item>
          <text:p text:style-name="P44">One sprite sheet for all. Rows are twinkling anims. Cols are num variants in each layer – we want to programmatically darken more distant layers </text:p>
        </text:list-item>
        <text:list-item>
          <text:p text:style-name="P44">Stars twinkle at different rates</text:p>
        </text:list-item>
        <text:list-item>
          <text:p text:style-name="P44">Multiple levels of parallax, changing number of levels should be one int only</text:p>
        </text:list-item>
        <text:list-item>
          <text:p text:style-name="P44">Could be done completely in a shader in an openGL impl of renderer?????</text:p>
        </text:list-item>
      </text:list>
      <text:p text:style-name="P43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2">Star map – show levels visited (if we have Gauntlet-style level hopping)</text:p>
        </text:list-item>
        <text:list-item>
          <text:p text:style-name="P12">Fish in bubbles of water – water bubble can be completely procedural, right?</text:p>
        </text:list-item>
        <text:list-item>
          <text:p text:style-name="P12">Bonus lives</text:p>
        </text:list-item>
        <text:list-item>
          <text:p text:style-name="P12">Electrocute baddies/player – show skeleton on dark spacesuit with lighting surround </text:p>
        </text:list-item>
        <text:list-item>
          <text:p text:style-name="P12">Electric rock and planetoid types</text:p>
        </text:list-item>
        <text:list-item>
          <text:p text:style-name="P12">Invisibility power up – relies on refraction – or just high translucency – see person inside space suit?</text:p>
        </text:list-item>
        <text:list-item>
          <text:p text:style-name="P12">Good font class</text:p>
        </text:list-item>
        <text:list-item>
          <text:p text:style-name="P12">Sprite sheet efficiency: most cache-friendly shape is tall rectangles, i.e. 1 x n ??</text:p>
        </text:list-item>
        <text:list-item>
          <text:p text:style-name="P12">“Comet alert”, “Meteor storm” warnings (white text on red) flash up</text:p>
        </text:list-item>
        <text:list-item>
          <text:p text:style-name="P12">Universe size should be configurable per-level</text:p>
        </text:list-item>
        <text:list-item>
          <text:p text:style-name="P12">Defender-style multi-coloured bonus scores</text:p>
        </text:list-item>
        <text:list-item>
          <text:p text:style-name="P12">Play music only when player is moving – Dig Dug</text:p>
        </text:list-item>
        <text:list-item>
          <text:p text:style-name="P12">Player Shield (phoenix, asteroids deluxe) – another chance for nice visual effect</text:p>
        </text:list-item>
        <text:list-item>
          <text:p text:style-name="P12">Splash screen: player eats snacks, (pacman) </text:p>
        </text:list-item>
        <text:list-item>
          <text:p text:style-name="P12">Object management: list all game objects after level created and when destroyed. Don't create new game objects mid-level (e.g. player bullets: pre-populate circular buffer).</text:p>
        </text:list-item>
        <text:list-item>
          <text:p text:style-name="P12">Pause button → pause menu</text:p>
        </text:list-item>
        <text:list-item>
          <text:p text:style-name="P12">Config controls</text:p>
        </text:list-item>
        <text:list-item>
          <text:p text:style-name="P12">Accessibility features</text:p>
        </text:list-item>
        <text:list-item>
          <text:p text:style-name="P12">Hi score table</text:p>
        </text:list-item>
        <text:list-item>
          <text:p text:style-name="P12"><text:soft-page-break/>Rock types: fire rocks, ice rocks</text:p>
        </text:list-item>
        <text:list-item>
          <text:p text:style-name="P12">Explosions: add particles, also smoke, expanding halo for some, etc.</text:p>
        </text:list-item>
      </text:list>
      <text:list xml:id="list4238391689860389961" text:style-name="L12">
        <text:list-item>
          <text:p text:style-name="P14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5">Camera control: “look” with hat – moves player within screen space. More fluid camera.</text:p>
        </text:list-item>
      </text:list>
      <text:list xml:id="list1543536910713436281" text:style-name="L14">
        <text:list-item>
          <text:p text:style-name="P16">Need to collect fuel?</text:p>
        </text:list-item>
      </text:list>
      <text:list xml:id="list2954398367095125277" text:style-name="L15">
        <text:list-item>
          <text:p text:style-name="P17">Spacesuit has integrity/damage level</text:p>
        </text:list-item>
      </text:list>
      <text:list xml:id="list7720351728175968952" text:style-name="L16">
        <text:list-item>
          <text:p text:style-name="P18">Pick up spacesuit repair kits</text:p>
        </text:list-item>
      </text:list>
      <text:list xml:id="list5465772451394159272" text:style-name="L17">
        <text:list-item>
          <text:p text:style-name="P19">Power ups, e.g. faster, invincible</text:p>
        </text:list-item>
      </text:list>
      <text:list xml:id="list7866448536262324850" text:style-name="L18">
        <text:list-item>
          <text:p text:style-name="P20">Planetoids: you can carve tunnels into them, to collect gems/food/?</text:p>
        </text:list-item>
      </text:list>
      <text:list xml:id="list3587322513641898313" text:style-name="L19">
        <text:list-item>
          <text:p text:style-name="P21">Spaceships – like cars, travel left-right. E.g.</text:p>
        </text:list-item>
      </text:list>
      <text:list xml:id="list2521979331455665490" text:style-name="L20">
        <text:list-item>
          <text:p text:style-name="P22">Garbage truck spaceship – leaves trail of fish skeletons, etc</text:p>
        </text:list-item>
      </text:list>
      <text:list xml:id="list2822787331529376368" text:style-name="L21">
        <text:list-item>
          <text:p text:style-name="P23">When player dies, body parts float off, and blood floats around too – all independently, with different dirs.</text:p>
        </text:list-item>
      </text:list>
      <text:list xml:id="list8711017899330276094" text:style-name="L22">
        <text:list-item>
          <text:p text:style-name="P24">SAP</text:p>
        </text:list-item>
      </text:list>
      <text:list xml:id="list1135239556007487706" text:style-name="L23">
        <text:list-item>
          <text:list>
            <text:list-item>
              <text:p text:style-name="P25">Profile brute force vs sweep and prune</text:p>
            </text:list-item>
          </text:list>
        </text:list-item>
      </text:list>
      <text:list xml:id="list2759253515581919677" text:style-name="L24">
        <text:list-item>
          <text:p text:style-name="P26">Levels loaded from file (but semi-procedural, for interest)</text:p>
        </text:list-item>
      </text:list>
      <text:list xml:id="list3124565472654909421" text:style-name="L25">
        <text:list-item>
          <text:list>
            <text:list-item>
              <text:p text:style-name="P27">Game Object Factory</text:p>
            </text:list-item>
          </text:list>
        </text:list-item>
      </text:list>
      <text:list xml:id="list279203295264658199" text:style-name="L26">
        <text:list-item>
          <text:p text:style-name="P28">Player attachment</text:p>
        </text:list-item>
      </text:list>
      <text:p text:style-name="Standard"><text:tab/><text:tab/>Some large game objects are 'attachable' – player can attach, and then move with it. (Like humans are attached to player – maybe in fact any game object can attach to any other.)</text:p>
      <text:p text:style-name="Standard"><text:tab/><text:tab/>For planetoids, if we're colliding, check for the feet to be in contact.</text:p>
      <text:list xml:id="list8907744665088510952" text:style-name="L31">
        <text:list-item>
          <text:p text:style-name="P32">Level exits to higher levels (Gauntlet-style) Level gates can be e.g. squares with cycling inner squares.</text:p>
        </text:list-item>
        <text:list-item>
          <text:p text:style-name="P32">Radar: show important game objects, maybe not minor objects like rocks? Or, their colour value reflects their importance</text:p>
        </text:list-item>
        <text:list-item>
          <text:p text:style-name="P32">Q*Bert-style swearing</text:p>
        </text:list-item>
        <text:list-item>
          <text:p text:style-name="P32">Baddies: move in curved paths like Galaxian, shooting bombs towards player</text:p>
        </text:list-item>
        <text:list-item>
          <text:p text:style-name="P32">Fish baddies: like goldfish, scales, gold/red/orange – env map for gold?!</text:p>
        </text:list-item>
        <text:list-item>
          <text:p text:style-name="P32">Wasps?</text:p>
        </text:list-item>
        <text:list-item>
          <text:p text:style-name="P32">Rock worms</text:p>
        </text:list-item>
      </text:list>
      <text:p text:style-name="Standard"/>
      <text:h text:style-name="Heading_20_1" text:outline-level="1">Make the game Interesting</text:h>
      <text:p text:style-name="Standard">E.g. Galaxian: to get a high score you need to take extra risks, to get the Gs flying down; the convoy/yellow G tempts you to take risks.</text:p>
      <text:p text:style-name="Standard"><text:line-break/>E.g. Asteroids: you can hang around to get the spaceships – again more risk as the small spaceship shoots at you quite accurately.</text:p>
      <text:p text:style-name="Standard"/>
      <text:p text:style-name="Standard">Level hopping should make the game more interesting: you want to see what the higher levels are like? You need to plot a course to get to the final level, e.g. only level 1 has a gate to level 100. So you need to hop around, get powered up, then back to level 1, to go to level 100????</text:p>
      <text:p text:style-name="Standard"/>
      <text:p text:style-name="Standard"/>
      <text:h text:style-name="Heading_20_2" text:outline-level="2">Rock types</text:h>
      <text:p text:style-name="Standard">Basic type</text:p>
      <text:p text:style-name="Standard">Fire type</text:p>
      <text:list xml:id="list1227314626131405453" text:style-name="L29">
        <text:list-item>
          <text:p text:style-name="P30"><text:soft-page-break/>NB for pulsating glow for lava, we want a palletised image, so we can easily adjust the colour??</text:p>
          <text:p text:style-name="P30"/>
        </text:list-item>
      </text:list>
      <text:p text:style-name="Standard">Ice type – refraction</text:p>
      <text:p text:style-name="Standard">Metallic type – reflect what's nearby in screen space?</text:p>
      <text:p text:style-name="Standard">Rocks have child rocks, but the children could in fact be any game object type – so could be gems/treasure/power ups/whatever</text:p>
      <text:p text:style-name="Standard"/>
      <text:p text:style-name="Standard">Worms in rocks: separate worm anim. Needs to rotate in tandem with rock. Do procedurally? Create animation by hand. Use rotate_helper to generate rotated versions, then clean up.</text:p>
      <text:p text:style-name="Standard"/>
      <text:h text:style-name="Heading_20_3" text:outline-level="3">Generating rotating rocks</text:h>
      <text:p text:style-name="Standard">Start with a static image. E.g. a pic of a potato.</text:p>
      <text:p text:style-name="Standard">Generate basic shape (white solid) and normal map.</text:p>
      <text:p text:style-name="Standard">In code, we will generate rotated versions of these images, plus the edge.</text:p>
      <text:p text:style-name="Standard">For each rotated image:</text:p>
      <text:list xml:id="list2230351489723935990" text:style-name="L32">
        <text:list-item>
          <text:p text:style-name="P34">Rotate shape by x degrees, e.g. 30? Depends on rot speed and how much detail we want.</text:p>
          <text:list>
            <text:list-item>
              <text:p text:style-name="P34">Want clean result for edge generation, if we go with that.</text:p>
            </text:list-item>
          </text:list>
        </text:list-item>
        <text:list-item>
          <text:p text:style-name="P34">Rotate normal map </text:p>
          <text:list>
            <text:list-item>
              <text:p text:style-name="P34">Use image_uv_xform on large image, blur result </text:p>
            </text:list-item>
          </text:list>
        </text:list-item>
        <text:list-item>
          <text:p text:style-name="P34">Rotate the normals</text:p>
        </text:list-item>
        <text:list-item>
          <text:p text:style-name="P34">Generate edges for rotated shape; or just clean up rotated edges: basically, remove doubles.</text:p>
        </text:list-item>
        <text:list-item>
          <text:p text:style-name="P34">Render the rock:</text:p>
          <text:list>
            <text:list-item>
              <text:p text:style-name="P34">Use the normal map + light dir to generate lit inner surface, blit this</text:p>
            </text:list-item>
            <text:list-item>
              <text:p text:style-name="P34">Colourise this – I think we should have ambient/diffuse/specular light colours in lighting decorator</text:p>
            </text:list-item>
            <text:list-item>
              <text:p text:style-name="P34">Blit over this the edges (should be alpha zero except edge pixels)</text:p>
            </text:list-item>
          </text:list>
        </text:list-item>
      </text:list>
      <text:p text:style-name="Standard"/>
      <text:p text:style-name="Standard">We can pre-render these so long as the light dir doesn't change much.</text:p>
      <text:p text:style-name="Standard"/>
      <text:h text:style-name="Heading_20_2" text:outline-level="2">Planetoids</text:h>
      <text:list xml:id="list263009842889412403" text:style-name="L11">
        <text:list-item>
          <text:p text:style-name="P13">Basic kind</text:p>
        </text:list-item>
        <text:list-item>
          <text:p text:style-name="P13">Fire kind</text:p>
        </text:list-item>
        <text:list-item>
          <text:p text:style-name="P13">Ice kind: big skeletons/monsters can be murkily seen through the ice – refraction etc</text:p>
        </text:list-item>
      </text:list>
      <text:p text:style-name="Standard"/>
      <text:h text:style-name="Heading_20_1" text:outline-level="1"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3">TODO: Only check narrow phase if there is a handler for the types of the potentially colliding pair</text:p>
      <text:p text:style-name="P41">Also:</text:p>
      <text:list xml:id="list344079224611670392" text:style-name="L39">
        <text:list-item>
          <text:p text:style-name="P42"><text:soft-page-break/>Only check game objects if they are on screen or close to it (get dist from camera?)</text:p>
        </text:list-item>
        <text:list-item>
          <text:p text:style-name="P42">Only if collidable</text:p>
        </text:list-item>
      </text:list>
      <text:h text:style-name="Heading_20_3" text:outline-level="3">Double dispatch</text:h>
      <text:p text:style-name="P3">TODO Replace nice_type_info with std::type_index, they have a type for that.</text:p>
      <text:p text:style-name="Standard">TODO Double dispatcher should use unordered_map, needs custom hash for key type. – not urgent, minimal difference when map will have only a few entries.</text:p>
      <text:h text:style-name="Heading_20_3" text:outline-level="3"><text:span text:style-name="T3">Sweep and prune</text:span></text:h>
      <text:p text:style-name="Standard">Holds positions to but not game objects. Use Ids rather than pointers for safety? And/or: we promise 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Screen resolution should be configurable and could even change at run time, e.g. simple level has smaller res.</text:p>
      <text:p text:style-name="Standard"><text:s/>- Renderer class, manage lifetime of OpenGL texture</text:p>
      <text:p text:style-name="Standard"/>
      <text:p text:style-name="Standard">Z ordering!!<text:line-break/>Scene graph is simple ordered list of images, can't use image_composite directly</text:p>
      <text:p text:style-name="Standard"/>
      <text:p text:style-name="Standard">Lightning:</text:p>
      <text:p text:style-name="Standard">Between two points: modified Bresingham algo.</text:p>
      <text:p text:style-name="Standard"/>
      <text:p text:style-name="Standard">Particle FX: within one (leaf class?) image, not mutiple sprites?? But sprites gives us variety, fading, rotating, etc. We could blit the particle effect into an image and then reuse it???</text:p>
      <text:p text:style-name="Standard"/>
      <text:p text:style-name="Standard">Refraction:</text:p>
      <text:p text:style-name="Standard"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/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Would work on an image_8 if we take the colour at one texel as the result – if we so multi <text:soft-page-break/>sampling, it will only work with blendable image types.</text:p>
      <text:p text:style-name="Standard"/>
      <text:p text:style-name="Standard">Colour transform: - DONE</text:p>
      <text:p text:style-name="Standard"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  <text:p text:style-name="Standard"/>
      <text:p text:style-name="P3">Image_region</text:p>
      <text:p text:style-name="Standard">Presents a rectangular sub-region of an image, for source <text:span text:style-name="T1">and dest</text:span>.</text:p>
      <text:p text:style-name="Standard">So can use it to pick an area around the player to use as a sphere map; specify a region of the screen to blit to, e.g. leaving top area for scanner. Could use it as a mask to reveal/hide more text like Galaxian score table</text:p>
      <text:p text:style-name="Standard"/>
      <text:p text:style-name="Standard"/>
      <text:p text:style-name="Standard">Would it be good to use an image_24 for the screen? Faster to upload to texture? And better description of the destination image – alpha is not used.</text:p>
      <text:p text:style-name="Standard"/>
      <text:p text:style-name="P3">Filler – fill with noise, fill with block colour, or gradient, etc – so a fill function/fun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18T12:27:06</dc:date>
    <dc:creator>Juliet Colman</dc:creator>
    <meta:generator>OpenOffice/4.1.13$Unix OpenOffice.org_project/4113m1$Build-9810</meta:generator>
    <meta:editing-duration>P21DT22H4M33S</meta:editing-duration>
    <meta:editing-cycles>90</meta:editing-cycles>
    <meta:document-statistic meta:table-count="0" meta:image-count="0" meta:object-count="0" meta:page-count="7" meta:paragraph-count="215" meta:word-count="2215" meta:character-count="12648"/>
  </office:meta>
</office:document-meta>
</file>